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text-properties officeooo:rsid="000d2f1a" officeooo:paragraph-rsid="000d2f1a"/>
    </style:style>
    <style:style style:name="P2" style:family="paragraph" style:parent-style-name="Preformatted_20_Text">
      <style:paragraph-properties fo:margin-top="0in" fo:margin-bottom="0.1965in" loext:contextual-spacing="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reformatted_20_Text">CompSci 308: Team Review</text:p>
      <text:p text:style-name="Preformatted_20_Text">===================</text:p>
      <text:p text:style-name="Preformatted_20_Text"/>
      <text:p text:style-name="Preformatted_20_Text">## Team</text:p>
      <text:p text:style-name="Preformatted_20_Text"/>
      <text:p text:style-name="P1">DuWaldorf</text:p>
      <text:p text:style-name="Preformatted_20_Text"><text:s/></text:p>
      <text:p text:style-name="Preformatted_20_Text">### Team Work Environment</text:p>
      <text:p text:style-name="Preformatted_20_Text"/>
      <text:p text:style-name="P1">I believe the team experience was very effective because of how often we met and how communicative we were. We met after every class (Tuesdays and Thursdays), and this is the main time that members from different sub-groups communicated what changes they were making to the project. I believe it would have been more effective if we met in sub-groups more often (maybe every other day) so that we can talk about issues we run into and receive immediate feedback on functionalities we are thinking of adding to the code.</text:p>
      <text:p text:style-name="Preformatted_20_Text"/>
      <text:p text:style-name="Preformatted_20_Text">Additionally, answer the following questions:</text:p>
      <text:p text:style-name="Preformatted_20_Text">#### What were your team's goals for the project and do you think they were clear to everyone?</text:p>
      <text:p text:style-name="Preformatted_20_Text"/>
      <text:p text:style-name="Preformatted_20_Text">#### How was work divided among the team members and do you think everyone was clear about their responsibilities?</text:p>
      <text:p text:style-name="Preformatted_20_Text"/>
      <text:p text:style-name="Preformatted_20_Text">#### How was the communication within the team (was it too much, too little, just right) and why?</text:p>
      <text:p text:style-name="Preformatted_20_Text"/>
      <text:p text:style-name="Preformatted_20_Text">#### How was clear was the work flow of committing code and how easy did it make sharing progress and why?</text:p>
      <text:p text:style-name="Preformatted_20_Text"/>
      <text:p text:style-name="Preformatted_20_Text"/>
      <text:p text:style-name="Preformatted_20_Text">### Rate Your Teammates</text:p>
      <text:p text:style-name="Preformatted_20_Text"/>
      <text:p text:style-name="Preformatted_20_Text">Rate your fellow students as team mates on the following scale:</text:p>
      <text:p text:style-name="Preformatted_20_Text"/>
      <text:p text:style-name="Preformatted_20_Text"><text:s/>* -5 (no contribution)</text:p>
      <text:p text:style-name="Preformatted_20_Text"><text:s/>* <text:s/>0 (not enough information to rate)</text:p>
      <text:p text:style-name="Preformatted_20_Text"><text:s/>* +5 (amazing team leader/designer)</text:p>
      <text:p text:style-name="Preformatted_20_Text"/>
      <text:p text:style-name="Preformatted_20_Text">| Student NetID <text:s text:c="3"/>| Rating <text:s text:c="9"/>|</text:p>
      <text:p text:style-name="Preformatted_20_Text">| ---------------- | --------------- |</text:p>
      <text:p text:style-name="Preformatted_20_Text">| Team Mate NetID <text:s/>| Numeric Rating <text:s/>|</text:p>
      <text:p text:style-name="Preformatted_20_Text">| Team Mate NetID <text:s/>| Numeric Rating <text:s/>|</text:p>
      <text:p text:style-name="Preformatted_20_Text">| Team Mate NetID <text:s/>| Numeric Rating <text:s/>|</text:p>
      <text:p text:style-name="Preformatted_20_Text">| Team Mate NetID <text:s/>| Numeric Rating <text:s/>|</text:p>
      <text:p text:style-name="Preformatted_20_Text">| Team Mate NetID <text:s/>| Numeric Rating <text:s/>|</text:p>
      <text:p text:style-name="Preformatted_20_Text">| Team Mate NetID <text:s/>| Numeric Rating <text:s/>|</text:p>
      <text:p text:style-name="Preformatted_20_Text">| Team Mate NetID <text:s/>| Numeric Rating <text:s/>|</text:p>
      <text:p text:style-name="Preformatted_20_Text">| Team Mate NetID <text:s/>| Numeric Rating <text:s/>|</text:p>
      <text:p text:style-name="Preformatted_20_Text">| Team Mate NetID <text:s/>| Numeric Rating <text:s/>|</text:p>
      <text:p text:style-name="Preformatted_20_Text"/>
      <text:p text:style-name="Preformatted_20_Text">#### For any team mate you rated higher than a 2 or lower than a -2, provide specific details for your evaluation</text:p>
      <text:p text:style-name="Preformatted_20_Text"/>
      <text:p text:style-name="Preformatted_20_Text">Focus on people's roles/actions rather than their personal qualities and provide specific examples of those actions.</text:p>
      <text:p text:style-name="Preformatted_20_Text"/>
      <text:p text:style-name="Preformatted_20_Text"><text:s/>* Bad Example Answer</text:p>
      <text:p text:style-name="Preformatted_20_Text"><text:s text:c="3"/>"Writes bad code" or "Never listens to other people"</text:p>
      <text:p text:style-name="Preformatted_20_Text"><text:soft-page-break/><text:s text:c="3"/></text:p>
      <text:p text:style-name="Preformatted_20_Text"><text:s/>* Good Example Answer</text:p>
      <text:p text:style-name="Preformatted_20_Text"><text:s text:c="3"/>"Look at commit XXX, it was three days after it was promised (in an email/chat or a public meeting) and it did not work with the current version of the code so it broke the build."</text:p>
      <text:p text:style-name="Preformatted_20_Text"/>
      <text:p text:style-name="Preformatted_20_Text"/>
      <text:p text:style-name="Preformatted_20_Text">## Personal</text:p>
      <text:p text:style-name="Preformatted_20_Text"/>
      <text:p text:style-name="Preformatted_20_Text">### My Rating</text:p>
      <text:p text:style-name="Preformatted_20_Text"/>
      <text:p text:style-name="Preformatted_20_Text">[ Rate yourself on the same scale as your team mates. Justify your score with specific examples to support your rating. ]</text:p>
      <text:p text:style-name="Preformatted_20_Text"/>
      <text:p text:style-name="Preformatted_20_Text">### My Role on the Team</text:p>
      <text:p text:style-name="Preformatted_20_Text"/>
      <text:p text:style-name="Preformatted_20_Text">[ Describe both your contributions to the project as a whole (such as implementer, designer, facilitator between team mates, debugger) and the code you worked on (such as configuration, or JavaFX or XML expert, or generalist (helped out all over, refactor many pieces of code, etc.)) ]</text:p>
      <text:p text:style-name="Preformatted_20_Text"/>
      <text:p text:style-name="Preformatted_20_Text"/>
      <text:p text:style-name="Preformatted_20_Text">## Summary</text:p>
      <text:p text:style-name="Preformatted_20_Text"/>
      <text:p text:style-name="Preformatted_20_Text">### My biggest strength as a team member</text:p>
      <text:p text:style-name="Preformatted_20_Text"/>
      <text:p text:style-name="Preformatted_20_Text">* Bad Example Answer </text:p>
      <text:p text:style-name="Preformatted_20_Text">"My biggest strength is leadership. <text:s/>I'm a really good leader and it always seems to come easy to me. <text:s/>I like being a leader; it just feels natural."</text:p>
      <text:p text:style-name="Preformatted_20_Text"/>
      <text:p text:style-name="Preformatted_20_Text">* Good Example Answer</text:p>
      <text:p text:style-name="Preformatted_20_Text">"I enjoy being in a leadership position. <text:s/>When we were choosing tasks for the GUI, I found myself noticing who had talked well about specific parts and helped to organize the whole team to work together to get the tasks they were best suited to, not just the ones that seemed most cool."</text:p>
      <text:p text:style-name="Preformatted_20_Text"/>
      <text:p text:style-name="Preformatted_20_Text">### My biggest weakness as a team member</text:p>
      <text:p text:style-name="Preformatted_20_Text"/>
      <text:p text:style-name="Preformatted_20_Text"/>
      <text:p text:style-name="P2">### How I have improved as a team mate this semester</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07T15:53:28.475271953</meta:creation-date>
    <dc:date>2017-05-07T15:59:07.323513181</dc:date>
    <meta:editing-duration>PT5M39S</meta:editing-duration>
    <meta:editing-cycles>1</meta:editing-cycles>
    <meta:document-statistic meta:table-count="0" meta:image-count="0" meta:object-count="0" meta:page-count="2" meta:paragraph-count="48" meta:word-count="586" meta:character-count="3247" meta:non-whitespace-character-count="2657"/>
    <meta:generator>LibreOffice/5.1.6.2$Linux_X86_64 LibreOffice_project/10m0$Build-2</meta:generator>
  </office:meta>
</office:document-meta>
</file>